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8pt" officeooo:rsid="000e356c" officeooo:paragraph-rsid="000e356c" style:font-size-asian="18pt" style:font-size-complex="18pt"/>
    </style:style>
    <style:style style:name="P2" style:family="paragraph" style:parent-style-name="Text_20_body">
      <style:text-properties officeooo:rsid="000e356c" officeooo:paragraph-rsid="000e356c"/>
    </style:style>
    <style:style style:name="P3" style:family="paragraph" style:parent-style-name="Text_20_body">
      <style:text-properties officeooo:paragraph-rsid="000e356c"/>
    </style:style>
    <style:style style:name="P4" style:family="paragraph" style:parent-style-name="Text_20_body">
      <style:text-properties fo:font-size="15pt" officeooo:rsid="000e356c" officeooo:paragraph-rsid="000e356c" style:font-size-asian="15pt" style:font-size-complex="15pt"/>
    </style:style>
    <style:style style:name="P5" style:family="paragraph" style:parent-style-name="Text_20_body">
      <style:text-properties fo:font-weight="bold" officeooo:rsid="00128d8e" officeooo:paragraph-rsid="00128d8e" style:font-weight-asian="bold" style:font-weight-complex="bold"/>
    </style:style>
    <style:style style:name="P6" style:family="paragraph" style:parent-style-name="Text_20_body">
      <style:text-properties fo:font-weight="normal" officeooo:paragraph-rsid="000e356c" style:font-weight-asian="normal" style:font-weight-complex="normal"/>
    </style:style>
    <style:style style:name="P7" style:family="paragraph" style:parent-style-name="Text_20_body">
      <style:text-properties fo:font-weight="normal" officeooo:rsid="000e356c" officeooo:paragraph-rsid="00125c29" style:font-weight-asian="normal" style:font-weight-complex="normal"/>
    </style:style>
    <style:style style:name="P8" style:family="paragraph" style:parent-style-name="Text_20_body">
      <style:text-properties fo:font-weight="normal" officeooo:rsid="00167452" officeooo:paragraph-rsid="00167452" style:font-weight-asian="normal" style:font-weight-complex="normal"/>
    </style:style>
    <style:style style:name="P9" style:family="paragraph" style:parent-style-name="Text_20_body">
      <style:text-properties fo:font-weight="normal" officeooo:paragraph-rsid="00144c9f" style:font-weight-asian="normal" style:font-weight-complex="normal"/>
    </style:style>
    <style:style style:name="P10" style:family="paragraph" style:parent-style-name="Text_20_body">
      <style:text-properties fo:font-weight="normal" officeooo:rsid="00156e1c" officeooo:paragraph-rsid="00156e1c" style:font-weight-asian="normal" style:font-weight-complex="normal"/>
    </style:style>
    <style:style style:name="P11" style:family="paragraph" style:parent-style-name="Text_20_body">
      <style:text-properties fo:font-weight="normal" officeooo:rsid="00144c9f" officeooo:paragraph-rsid="00144c9f" style:font-weight-asian="normal" style:font-weight-complex="normal"/>
    </style:style>
    <style:style style:name="P12" style:family="paragraph" style:parent-style-name="Text_20_body">
      <style:text-properties fo:font-weight="normal" officeooo:rsid="00128d8e" officeooo:paragraph-rsid="00167452" style:font-weight-asian="normal" style:font-weight-complex="normal"/>
    </style:style>
    <style:style style:name="P13" style:family="paragraph" style:parent-style-name="Text_20_body">
      <style:text-properties fo:font-weight="normal" officeooo:rsid="00137665" officeooo:paragraph-rsid="00156e1c" style:font-weight-asian="normal" style:font-weight-complex="normal"/>
    </style:style>
    <style:style style:name="P14" style:family="paragraph" style:parent-style-name="Text_20_body">
      <style:text-properties fo:font-weight="normal" officeooo:rsid="00137665" officeooo:paragraph-rsid="00137665" style:font-weight-asian="normal" style:font-weight-complex="normal"/>
    </style:style>
    <style:style style:name="P15" style:family="paragraph" style:parent-style-name="Text_20_body">
      <style:text-properties fo:font-weight="normal" officeooo:rsid="00142d53" officeooo:paragraph-rsid="00142d53" style:font-weight-asian="normal" style:font-weight-complex="normal"/>
    </style:style>
    <style:style style:name="P16" style:family="paragraph" style:parent-style-name="Text_20_body">
      <style:text-properties fo:font-weight="normal" officeooo:rsid="00125c29" officeooo:paragraph-rsid="00125c29" style:font-weight-asian="normal" style:font-weight-complex="normal"/>
    </style:style>
    <style:style style:name="P17" style:family="paragraph" style:parent-style-name="Text_20_body">
      <style:text-properties officeooo:rsid="00128d8e" officeooo:paragraph-rsid="00128d8e"/>
    </style:style>
    <style:style style:name="P18" style:family="paragraph" style:parent-style-name="Text_20_body">
      <style:text-properties fo:font-size="13pt" style:text-underline-style="solid" style:text-underline-width="auto" style:text-underline-color="font-color" fo:font-weight="bold" officeooo:rsid="00142d53" officeooo:paragraph-rsid="00142d53" style:font-size-asian="13pt" style:font-weight-asian="bold" style:font-size-complex="13pt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officeooo:rsid="00142d53" officeooo:paragraph-rsid="00142d53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199c95" officeooo:paragraph-rsid="00199c95" style:font-weight-asian="bold" style:font-weight-complex="bold"/>
    </style:style>
    <style:style style:name="P21" style:family="paragraph" style:parent-style-name="Text_20_body">
      <style:text-properties style:text-underline-style="none" fo:font-weight="normal" officeooo:rsid="00199c95" officeooo:paragraph-rsid="00199c95" style:font-weight-asian="normal" style:font-weight-complex="normal"/>
    </style:style>
    <style:style style:name="P22" style:family="paragraph" style:parent-style-name="Text_20_body">
      <style:text-properties officeooo:rsid="00199c95" officeooo:paragraph-rsid="00199c95"/>
    </style:style>
    <style:style style:name="P23" style:family="paragraph" style:parent-style-name="Text_20_body">
      <style:text-properties fo:font-weight="normal" officeooo:rsid="000e356c" officeooo:paragraph-rsid="000e356c" style:font-weight-asian="normal" style:font-weight-complex="normal"/>
    </style:style>
    <style:style style:name="P24" style:family="paragraph" style:parent-style-name="Text_20_body">
      <style:text-properties fo:font-weight="normal" officeooo:rsid="000ec2b1" officeooo:paragraph-rsid="000e356c" style:font-weight-asian="normal" style:font-weight-complex="normal"/>
    </style:style>
    <style:style style:name="P25" style:family="paragraph" style:parent-style-name="Text_20_body">
      <style:text-properties fo:font-weight="normal" officeooo:rsid="00137665" officeooo:paragraph-rsid="00167452" style:font-weight-asian="normal" style:font-weight-complex="normal"/>
    </style:style>
    <style:style style:name="P26" style:family="paragraph" style:parent-style-name="Text_20_body">
      <style:text-properties fo:font-weight="bold" officeooo:rsid="00144c9f" officeooo:paragraph-rsid="00144c9f" style:font-weight-asian="bold" style:font-weight-complex="bold"/>
    </style:style>
    <style:style style:name="P27" style:family="paragraph" style:parent-style-name="Text_20_body">
      <style:text-properties fo:font-weight="bold" officeooo:rsid="00137665" officeooo:paragraph-rsid="00137665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144c9f" officeooo:paragraph-rsid="00144c9f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67452" officeooo:paragraph-rsid="00167452" style:font-weight-asian="bold" style:font-weight-complex="bold"/>
    </style:style>
    <style:style style:name="P30" style:family="paragraph" style:parent-style-name="Text_20_body">
      <style:text-properties style:text-underline-style="none" fo:font-weight="normal" officeooo:rsid="00199c95" officeooo:paragraph-rsid="00199c95" style:font-weight-asian="normal" style:font-weight-complex="normal"/>
    </style:style>
    <style:style style:name="T1" style:family="text">
      <style:text-properties officeooo:rsid="000e35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7665" style:font-weight-asian="bold" style:font-weight-complex="bold"/>
    </style:style>
    <style:style style:name="T4" style:family="text">
      <style:text-properties fo:font-weight="bold" officeooo:rsid="00144c9f" style:font-weight-asian="bold" style:font-weight-complex="bold"/>
    </style:style>
    <style:style style:name="T5" style:family="text">
      <style:text-properties fo:font-weight="bold" officeooo:rsid="00156e1c" style:font-weight-asian="bold" style:font-weight-complex="bold"/>
    </style:style>
    <style:style style:name="T6" style:family="text">
      <style:text-properties fo:font-weight="bold" officeooo:rsid="00167452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c2b1" style:font-weight-asian="normal" style:font-weight-complex="normal"/>
    </style:style>
    <style:style style:name="T9" style:family="text">
      <style:text-properties fo:font-weight="normal" officeooo:rsid="00137665" style:font-weight-asian="normal" style:font-weight-complex="normal"/>
    </style:style>
    <style:style style:name="T10" style:family="text">
      <style:text-properties officeooo:rsid="000ec2b1"/>
    </style:style>
    <style:style style:name="T11" style:family="text">
      <style:text-properties officeooo:rsid="00107cc6"/>
    </style:style>
    <style:style style:name="T12" style:family="text">
      <style:text-properties officeooo:rsid="00125c29"/>
    </style:style>
    <style:style style:name="T13" style:family="text">
      <style:text-properties officeooo:rsid="00128d8e"/>
    </style:style>
    <style:style style:name="T14" style:family="text">
      <style:text-properties officeooo:rsid="00137665"/>
    </style:style>
    <style:style style:name="T15" style:family="text">
      <style:text-properties officeooo:rsid="00144c9f"/>
    </style:style>
    <style:style style:name="T16" style:family="text">
      <style:text-properties officeooo:rsid="00156e1c"/>
    </style:style>
    <style:style style:name="T17" style:family="text">
      <style:text-properties officeooo:rsid="00167452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07cc6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56e1c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37665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99c95" style:font-weight-asian="normal" style:font-weight-complex="normal"/>
    </style:style>
    <style:style style:name="T24" style:family="text">
      <style:text-properties officeooo:rsid="001bf2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48467910299_45"/>Rendu du 28 mars (partie 2 du projet) :</text:h>
      <text:p text:style-name="P4">Description du générateur :</text:p>
      <text:p text:style-name="P4"/>
      <text:p text:style-name="P3"><text:span text:style-name="T1">Possibilité </text:span>de choisir ses propres noms d'attribut et de valeur :</text:p>
      <text:p text:style-name="P5"><text:span text:style-name="T14">Bouton [</text:span>ConfigurationAttribut<text:span text:style-name="T14">]</text:span> :</text:p>
      <text:p text:style-name="P2">En appuyant sur le bouton <text:s/><text:span text:style-name="T14">[</text:span><text:span text:style-name="T2">configurationAttribut</text:span><text:span text:style-name="T3">]</text:span><text:span text:style-name="T2">,</text:span><text:span text:style-name="T7"> une nouvelle fenêtre s’affiche.</text:span></text:p>
      <text:p text:style-name="P23"/>
      <text:p text:style-name="P18"><text:span text:style-name="T17">C</text:span><text:span text:style-name="T10">réation</text:span> d’un attribut avec une/plusieurs valeur<text:span text:style-name="T16">(s)</text:span> :</text:p>
      <text:p text:style-name="P2"><text:span text:style-name="T7">On peut choisir le nom des attributs en appuyant sur le bouton </text:span><text:span text:style-name="T9">[</text:span><text:span text:style-name="T2">ajouter un attribut</text:span><text:span text:style-name="T3">]</text:span><text:span text:style-name="T7"> , </text:span><text:span text:style-name="T8">on a une fenêtre affichant :</text:span></text:p>
      <text:p text:style-name="P7"><text:span text:style-name="T10"><text:tab/>-Entrer le nom de l’attribut </text:span><text:span text:style-name="T12">(</text:span><text:span text:style-name="T10"> on entre le nom de </text:span><text:span text:style-name="T13">l’</text:span><text:span text:style-name="T10">attribut que l’on veut</text:span><text:span text:style-name="T12">)</text:span></text:p>
      <text:p text:style-name="P24"><text:tab/>-Possibilité de choix multiple </text:p>
      <text:p text:style-name="P6"><text:span text:style-name="T10"><text:tab/>-Entrer les valeurs possible</text:span><text:span text:style-name="T16">s</text:span><text:span text:style-name="T10"> de votre attribut </text:span><text:span text:style-name="T14">avec le b</text:span><text:span text:style-name="T16">o</text:span><text:span text:style-name="T14">uton </text:span><text:span text:style-name="T3">[ajouter valeur]</text:span><text:span text:style-name="T14"><text:tab/></text:span><text:span text:style-name="T12">(</text:span><text:span text:style-name="T10"> </text:span><text:span text:style-name="T11">possibilité <text:tab/>d’ajouter </text:span><text:span text:style-name="T16">autant de v</text:span><text:span text:style-name="T11">aleur que l’on veut à l’attribut</text:span><text:span text:style-name="T12">)</text:span></text:p>
      <text:p text:style-name="P16">quand on a fini d’ajouter les valeurs on clique sur le bouton valider</text:p>
      <text:p text:style-name="P16"/>
      <text:p text:style-name="P19"><text:span text:style-name="T2">Sup</text:span><text:span text:style-name="T5">p</text:span><text:span text:style-name="T2">ression de l’att</text:span><text:span text:style-name="T5">r</text:span><text:span text:style-name="T2">ibut :</text:span></text:p>
      <text:p text:style-name="P15">On a la possibilité de supprimer l’attribut en faisant un cli<text:span text:style-name="T16">c</text:span> gauche sur l’attribut en question. Une fenêtre apparaît en nous demandant « voulez-vous vraiment supprimer l’attribut ...»</text:p>
      <text:p text:style-name="P15"/>
      <text:p text:style-name="P19"><text:span text:style-name="T4">M</text:span><text:span text:style-name="T2">odification de l’attribut:</text:span></text:p>
      <text:p text:style-name="P15">On a la possibilité de modifier l’attribut en faisant un cli<text:span text:style-name="T16">c </text:span>gauche sur l’attribut en question. </text:p>
      <text:p text:style-name="P11">Une fenêtre s’affiche avec la possibilité : </text:p>
      <text:p text:style-name="P11"><text:tab/>-de modifier ou supprimer les valeurs de l’attribut qu’on a voulu modifier</text:p>
      <text:p text:style-name="P11"><text:tab/>-de modifier le nom de l’attribut</text:p>
      <text:p text:style-name="P11"><text:tab/>-d’ajouter une valeur <text:span text:style-name="T16">à</text:span> l’attribut</text:p>
      <text:p text:style-name="P11"><text:span text:style-name="T12">O</text:span>n clique sur le bouton <text:span text:style-name="T2">[</text:span><text:span text:style-name="T6">OK</text:span><text:span text:style-name="T2">]</text:span> quand on a terminé</text:p>
      <text:p text:style-name="P11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17"><text:span text:style-name="T19">B</text:span><text:span text:style-name="T20">o</text:span><text:span text:style-name="T18">uton </text:span><text:span text:style-name="T21">[</text:span><text:span text:style-name="T18">configuration plateau</text:span><text:span text:style-name="T21">]</text:span><text:span text:style-name="T18"> </text:span><text:span text:style-name="T2">:</text:span></text:p>
      <text:p text:style-name="P12">En appuyant sur le b<text:span text:style-name="T16">o</text:span>uton <text:span text:style-name="T3">[</text:span><text:span text:style-name="T2">configuration plateau</text:span><text:span text:style-name="T3">]</text:span>, on <text:span text:style-name="T14">configure le plateau en remplissant:</text:span></text:p>
      <text:p text:style-name="P12"><text:tab/><text:span text:style-name="T17">l</text:span>e nombre de ligne, </text:p>
      <text:p text:style-name="P12"><text:span text:style-name="T14"><text:tab/>le nombre de</text:span> colonne, </text:p>
      <text:p text:style-name="P25"><text:tab/>l’espacement des cadres,</text:p>
      <text:p text:style-name="P25"><text:tab/>la taille des images. </text:p>
      <text:p text:style-name="P13">On appui<text:span text:style-name="T16">e</text:span> sur le b<text:span text:style-name="T16">o</text:span>uton <text:span text:style-name="T2">[Aper</text:span><text:span text:style-name="T6">ç</text:span><text:span text:style-name="T2">u]</text:span> pour avoir le plateau de personnage. <text:span text:style-name="T16">Le plateau ainsi obtenu sera le même lors d’une future partie.</text:span> </text:p>
      <text:p text:style-name="P14"/>
      <text:p text:style-name="P27"/>
      <text:p text:style-name="P28">Association des valeurs aux personnage :</text:p>
      <text:p text:style-name="P9"><text:span text:style-name="T15">On le fait après avoir </text:span><text:span text:style-name="T16">défini</text:span><text:span text:style-name="T15"> les attributs.</text:span></text:p>
      <text:p text:style-name="P10">On fait un <text:span text:style-name="T24">simple</text:span> clic gauche sur les personnages et on choisit une valeur pour chaque personnage.</text:p>
      <text:p text:style-name="P8"/>
      <text:p text:style-name="P20">Code Couleur</text:p>
      <text:p text:style-name="P21">Par défaut, un personnage qui n’a pas de filtre signifie qu’il lui manque au moins un attribut.</text:p>
      <text:p text:style-name="P21">Les personnages dessinés d’une croix sont identiques entre eux</text:p>
      <text:p text:style-name="P22"><text:span text:style-name="T23">L</text:span><text:span text:style-name="T22">es personnages avec un filtre vert sur eux sont valides (c’est-à-dire complets et différenciables des autres)</text:span></text:p>
      <text:p text:style-name="P11"/>
      <text:p text:style-name="P29">Sauvegarde</text:p>
      <text:p text:style-name="P8">En quittant la fenêtre principale, une fenêtre s’ouvre et nous propose de sauvegarder.</text:p>
      <text:p text:style-name="P8"/>
      <text:p text:style-name="P29">Fichier JSON</text:p>
      <text:p text:style-name="P8">Une fois que le plateau est bien complété (i.e. aucun personnage n’est identique, tous les personnages sont bien remplis, les attributs n’ont pas les mêmes noms, etc) le bouton « générer JSON» créer le fichier .json prêt à être utilisé pour le je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3:57:08.772952192</meta:creation-date>
    <dc:date>2022-04-16T21:22:46.179538808</dc:date>
    <meta:editing-duration>PT14M32S</meta:editing-duration>
    <meta:editing-cycles>4</meta:editing-cycles>
    <meta:generator>LibreOffice/7.2.2.2$Linux_X86_64 LibreOffice_project/02b2acce88a210515b4a5bb2e46cbfb63fe97d56</meta:generator>
    <meta:document-statistic meta:table-count="0" meta:image-count="0" meta:object-count="0" meta:page-count="2" meta:paragraph-count="38" meta:word-count="401" meta:character-count="2476" meta:non-whitespace-character-count="2094"/>
  </office:meta>
</office:document-meta>
</file>